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CD0CD127B.jpg" manifest:media-type="image/jpeg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307cm" table:align="left"/>
    </style:style>
    <style:style style:name="Tabella1.A" style:family="table-column">
      <style:table-column-properties style:column-width="2.515cm"/>
    </style:style>
    <style:style style:name="Tabella1.B" style:family="table-column">
      <style:table-column-properties style:column-width="11.585cm"/>
    </style:style>
    <style:style style:name="Tabella1.C" style:family="table-column">
      <style:table-column-properties style:column-width="13.206cm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.A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27.301cm" table:align="left"/>
    </style:style>
    <style:style style:name="Tabella6.A" style:family="table-column">
      <style:table-column-properties style:column-width="6.509cm"/>
    </style:style>
    <style:style style:name="Tabella6.B" style:family="table-column">
      <style:table-column-properties style:column-width="7.99cm"/>
    </style:style>
    <style:style style:name="Tabella6.C" style:family="table-column">
      <style:table-column-properties style:column-width="1.191cm"/>
    </style:style>
    <style:style style:name="Tabella6.D" style:family="table-column">
      <style:table-column-properties style:column-width="1.111cm"/>
    </style:style>
    <style:style style:name="Tabella6.E" style:family="table-column">
      <style:table-column-properties style:column-width="2.295cm"/>
    </style:style>
    <style:style style:name="Tabella6.F" style:family="table-column">
      <style:table-column-properties style:column-width="1.727cm"/>
    </style:style>
    <style:style style:name="Tabella6.G" style:family="table-column">
      <style:table-column-properties style:column-width="1.58cm"/>
    </style:style>
    <style:style style:name="Tabella6.H" style:family="table-column">
      <style:table-column-properties style:column-width="1.312cm"/>
    </style:style>
    <style:style style:name="Tabella6.J" style:family="table-column">
      <style:table-column-properties style:column-width="1.157cm"/>
    </style:style>
    <style:style style:name="Tabella6.K" style:family="table-column">
      <style:table-column-properties style:column-width="1.117cm"/>
    </style:style>
    <style:style style:name="Tabella6.1" style:family="table-row">
      <style:table-row-properties style:min-row-height="0.549cm"/>
    </style:style>
    <style:style style:name="Tabel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F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J1" style:family="table-cell">
      <style:table-cell-properties fo:background-color="#729fcf" fo:padding="0.097cm" fo:border="0.05pt solid #000000">
        <style:background-image/>
      </style:table-cell-properties>
    </style:style>
    <style:style style:name="Tabella6.J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K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3" style:family="table-row">
      <style:table-row-properties style:min-row-height="0.011cm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B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C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D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F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G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H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I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J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K4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99cm" table:align="margins" style:shadow="none"/>
    </style:style>
    <style:style style:name="Tabella2.A" style:family="table-column">
      <style:table-column-properties style:column-width="0.686cm" style:rel-column-width="336*"/>
    </style:style>
    <style:style style:name="Tabella2.B" style:family="table-column">
      <style:table-column-properties style:column-width="2.318cm" style:rel-column-width="1134*"/>
    </style:style>
    <style:style style:name="Tabella2.C" style:family="table-column">
      <style:table-column-properties style:column-width="3.493cm" style:rel-column-width="1708*"/>
    </style:style>
    <style:style style:name="Tabella2.D" style:family="table-column">
      <style:table-column-properties style:column-width="1.492cm" style:rel-column-width="730*"/>
    </style:style>
    <style:style style:name="Tabella2.A1" style:family="table-cell">
      <style:table-cell-properties fo:padding="0.097cm" fo:border="0.05pt dotted #000000"/>
    </style:style>
    <style:style style:name="Tabella2.A2" style:family="table-cell">
      <style:table-cell-properties fo:padding="0.097cm" fo:border-left="0.05pt dotted #000000" fo:border-right="0.05pt dotted #000000" fo:border-top="none" fo:border-bottom="0.05pt dotted #000000"/>
    </style:style>
    <style:style style:name="Tabella2.A3" style:family="table-cell">
      <style:table-cell-properties fo:padding="0.097cm" fo:border-left="0.05pt dotted #000000" fo:border-right="none" fo:border-top="none" fo:border-bottom="0.05pt dotte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rsid="00a47f83" officeooo:paragraph-rsid="00a47f83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a47f83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b45b3c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13397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51b2b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7f157" officeooo:paragraph-rsid="00a7f157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82480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c09eb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c59ece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6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7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8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19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1d261" officeooo:paragraph-rsid="00c1d261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4e603" officeooo:paragraph-rsid="00c4e603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c1ca90" officeooo:paragraph-rsid="00c1ca90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d1ae85" officeooo:paragraph-rsid="00d1ae85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Verdana" fo:font-size="7pt" fo:font-weight="bold" officeooo:rsid="00ab11bd" officeooo:paragraph-rsid="00ab11bd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e06086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d6e73e" style:font-name-asian="SimSun" style:font-size-asian="8pt" style:font-weight-asian="normal" style:font-name-complex="Tahoma" style:font-size-complex="8pt" style:font-weight-complex="normal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e0698f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e1dbcd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1d261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7f157" officeooo:paragraph-rsid="00d22b09" style:font-name-asian="SimSun" style:font-size-asian="8pt" style:font-weight-asian="normal" style:font-name-complex="Tahoma" style:font-size-complex="8pt" style:font-weight-complex="normal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6pt" fo:font-weight="normal" officeooo:paragraph-rsid="00d98934" style:font-name-asian="SimSun" style:font-size-asian="6pt" style:font-weight-asian="normal" style:font-name-complex="Tahoma" style:font-size-complex="6pt" style:font-weight-complex="normal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6pt" fo:font-weight="normal" officeooo:paragraph-rsid="00d98934" style:font-name-asian="SimSun" style:font-size-asian="6pt" style:font-weight-asian="normal" style:font-name-complex="Tahoma" style:font-size-complex="6pt" style:font-weight-complex="normal"/>
    </style:style>
    <style:style style:name="P34" style:family="paragraph" style:parent-style-name="Table_20_Contents">
      <style:paragraph-properties fo:margin-top="0cm" fo:margin-bottom="0cm" loext:contextual-spacing="false" fo:text-align="end" style:justify-single-word="false" fo:background-color="transparent" style:shadow="none">
        <style:background-image/>
      </style:paragraph-properties>
      <style:text-properties style:font-name="Verdana" fo:font-size="6pt" fo:font-weight="bold" officeooo:paragraph-rsid="00d98934" style:font-name-asian="SimSun" style:font-size-asian="6pt" style:font-weight-asian="bold" style:font-name-complex="Tahoma" style:font-size-complex="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  <style:style style:name="T3" style:family="text">
      <style:text-properties officeooo:rsid="00a7f157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0000"/>
    </style:style>
    <style:style style:name="T6" style:family="text">
      <style:text-properties fo:color="#ff0000" fo:font-size="6pt" style:font-size-asian="6pt" style:font-size-complex="6pt"/>
    </style:style>
    <style:style style:name="T7" style:family="text">
      <style:text-properties fo:color="#ff0000" fo:font-size="3pt" style:font-size-asian="3pt" style:font-size-complex="3pt"/>
    </style:style>
    <style:style style:name="T8" style:family="text">
      <style:text-properties fo:color="#ff0000" fo:font-size="7pt" style:font-size-asian="7pt" style:font-size-complex="7pt"/>
    </style:style>
    <style:style style:name="T9" style:family="text">
      <style:text-properties fo:color="#cc9900"/>
    </style:style>
    <style:style style:name="T10" style:family="text">
      <style:text-properties fo:color="#cc9900" fo:font-size="7pt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4">CAMPAGNA</text:p>
          </table:table-cell>
          <table:table-cell table:style-name="Tabella1.B1" office:value-type="string">
            <text:p text:style-name="P4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4"><text:span text:style-name="T2">Cliente: </text:span><text:span text:style-name="T1"><text:placeholder text:placeholder-type="text">&lt;o.partner_id.name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14"/>
          </table:table-cell>
          <table:table-cell table:style-name="Tabella1.B2" office:value-type="string">
            <text:p text:style-name="P5">Album anteprima: <text:span text:style-name="T2"><text:placeholder text:placeholder-type="text">&lt;o.thumb_album_id.name&gt;</text:placeholder></text:span></text:p>
          </table:table-cell>
          <table:table-cell table:style-name="Tabella1.C2" office:value-type="string">
            <text:p text:style-name="P5">Album HD: <text:span text:style-name="T2"><text:placeholder text:placeholder-type="text">&lt;o.album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 table:number-columns-repeated="2"/>
        <table:table-column table:style-name="Tabella6.J"/>
        <table:table-column table:style-name="Tabella6.K"/>
        <table:table-header-rows>
          <table:table-row table:style-name="Tabella6.1">
            <table:table-cell table:style-name="Tabella6.A1" table:number-rows-spanned="2" table:number-columns-spanned="2" office:value-type="string">
              <text:p text:style-name="P26">Prodotto</text:p>
            </table:table-cell>
            <table:covered-table-cell/>
            <table:table-cell table:style-name="Tabella6.A1" table:number-rows-spanned="2" office:value-type="string">
              <text:p text:style-name="P21">Q.</text:p>
            </table:table-cell>
            <table:table-cell table:style-name="Tabella6.A1" table:number-rows-spanned="2" office:value-type="string">
              <text:p text:style-name="P22">Mag</text:p>
            </table:table-cell>
            <table:table-cell table:style-name="Tabella6.A1" table:number-rows-spanned="2" office:value-type="string">
              <text:p text:style-name="P20">EAN</text:p>
            </table:table-cell>
            <table:table-cell table:style-name="Tabella6.F1" table:number-rows-spanned="2" office:value-type="string">
              <text:p text:style-name="P24">Costo</text:p>
            </table:table-cell>
            <table:table-cell table:style-name="Tabella6.F1" table:number-rows-spanned="2" office:value-type="string">
              <text:p text:style-name="P23">Imballo</text:p>
            </table:table-cell>
            <table:table-cell table:style-name="Tabella6.F1" table:number-rows-spanned="2" office:value-type="string">
              <text:p text:style-name="P23">EAN</text:p>
            </table:table-cell>
            <table:table-cell table:style-name="Tabella6.F1" table:number-rows-spanned="2" office:value-type="string">
              <text:p text:style-name="P23">Magaz.</text:p>
            </table:table-cell>
            <table:table-cell table:style-name="Tabella6.J1" table:number-columns-spanned="2" office:value-type="string">
              <text:p text:style-name="P23">Immagine</text:p>
            </table:table-cell>
            <table:covered-table-cell/>
          </table:table-row>
        </table:table-header-rows>
        <table:table-row table:style-name="Tabella6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J2" office:value-type="string">
            <text:p text:style-name="P25">Thumb</text:p>
          </table:table-cell>
          <table:table-cell table:style-name="Tabella6.K2" office:value-type="string">
            <text:p text:style-name="P25">HD</text:p>
          </table:table-cell>
        </table:table-row>
        <table:table-row table:style-name="Tabella6.3">
          <table:table-cell table:style-name="Tabella6.A3" table:number-columns-spanned="11" office:value-type="string">
            <text:p text:style-name="P16"><text:placeholder text:placeholder-type="text">&lt;for each="product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3">
          <table:table-cell table:style-name="Tabella6.A4" office:value-type="string">
            <text:p text:style-name="P6"><text:placeholder text:placeholder-type="text">&lt;product.product_id.default_code or ''&gt;</text:placeholder> <text:placeholder text:placeholder-type="text">&lt;product.description&gt;</text:placeholder></text:p>
          </table:table-cell>
          <table:table-cell table:style-name="Tabella6.B4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column table:style-name="Tabella2.D"/>
              <table:table-row>
                <table:table-cell table:style-name="Tabella2.A1" table:number-columns-spanned="4" office:value-type="string">
                  <text:p text:style-name="P28"><text:placeholder text:placeholder-type="text">&lt;if test="data.get('with_cost', Fals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2.A2" table:number-columns-spanned="4" office:value-type="string">
                  <text:p text:style-name="P27"><text:placeholder text:placeholder-type="text">&lt;for each="(sequence, description, calc, total) in explode_table_field(product.calc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2.A3" office:value-type="string">
                  <text:p text:style-name="P33"><text:placeholder text:placeholder-type="text">&lt;sequence&gt;</text:placeholder></text:p>
                </table:table-cell>
                <table:table-cell table:style-name="Tabella2.A3" office:value-type="string">
                  <text:p text:style-name="P32"><text:placeholder text:placeholder-type="text">&lt;description&gt;</text:placeholder></text:p>
                </table:table-cell>
                <table:table-cell table:style-name="Tabella2.A3" office:value-type="string">
                  <text:p text:style-name="P32"><text:placeholder text:placeholder-type="text">&lt;calc&gt;</text:placeholder></text:p>
                </table:table-cell>
                <table:table-cell table:style-name="Tabella2.A2" office:value-type="string">
                  <text:p text:style-name="P34"><text:placeholder text:placeholder-type="text">&lt;total&gt;</text:placeholder></text:p>
                </table:table-cell>
              </table:table-row>
              <table:table-row>
                <table:table-cell table:style-name="Tabella2.A2" table:number-columns-spanned="4" office:value-type="string">
                  <text:p text:style-name="P2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2.A2" table:number-columns-spanned="4" office:value-type="string">
                  <text:p text:style-name="P28"><text:span text:style-name="T8"><text:placeholder text:placeholder-type="text">&lt;product.error&gt;</text:placeholder></text:span><text:span text:style-name="T10"><text:placeholder text:placeholder-type="text">&lt;product.warning&gt;</text:placeholder>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2.A2" table:number-columns-spanned="4" office:value-type="string">
                  <text:p text:style-name="P29"><text:placeholder text:placeholder-type="text">&lt;/if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27"><text:span text:style-name="T7"/></text:p>
          </table:table-cell>
          <table:table-cell table:style-name="Tabella6.C4" office:value-type="string">
            <text:p text:style-name="P30"><text:placeholder text:placeholder-type="text">&lt;int(product.qty)&gt;</text:placeholder></text:p>
          </table:table-cell>
          <table:table-cell table:style-name="Tabella6.D4" office:value-type="string">
            <text:p text:style-name="P9"><text:placeholder text:placeholder-type="text">&lt;product.product_id.mx_campaign_out&gt;</text:placeholder></text:p>
          </table:table-cell>
          <table:table-cell table:style-name="Tabella6.E4" office:value-type="string">
            <text:p text:style-name="P11"><text:placeholder text:placeholder-type="text">&lt;product.packaging_id.ean if product.packaging_id else product.product_id.ean13&gt;</text:placeholder></text:p>
          </table:table-cell>
          <table:table-cell table:style-name="Tabella6.F4" office:value-type="string">
            <text:p text:style-name="P31"><text:placeholder text:placeholder-type="text">&lt;if test="product.error"&gt;</text:placeholder><draw:frame draw:style-name="fr1" draw:name="Immagine11" text:anchor-type="as-char" svg:width="0.349cm" svg:height="0.349cm" draw:z-index="1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product.warning"&gt;</text:placeholder><draw:frame draw:style-name="fr2" draw:name="Immagine14" text:anchor-type="as-char" svg:width="0.349cm" svg:height="0.349cm" draw:z-index="1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not product.error and not product.warning"&gt;</text:placeholder><draw:frame draw:style-name="fr1" draw:name="Immagine12" text:anchor-type="as-char" svg:width="0.349cm" svg:height="0.349cm" draw:z-index="12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G4" office:value-type="string">
            <text:p text:style-name="P10"><text:placeholder text:placeholder-type="text">&lt;if test="product.pack_error"&gt;</text:placeholder><draw:frame draw:style-name="fr1" draw:name="Immagine1" text:anchor-type="as-char" svg:width="0.349cm" svg:height="0.349cm" draw:z-index="2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not product.pack_error"&gt;</text:placeholder><draw:frame draw:style-name="fr1" draw:name="Immagine2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H4" office:value-type="string">
            <text:p text:style-name="P12"><text:placeholder text:placeholder-type="text">&lt;if test="not (product.packaging_id.ean if product.packaging_id else product.product_id.ean13)"&gt;</text:placeholder><draw:frame draw:style-name="fr1" draw:name="Immagine9" text:anchor-type="as-char" svg:width="0.349cm" svg:height="0.349cm" draw:z-index="4"><draw:image xlink:href="Pictures/100000000000001C0000001BBB15A4D6.jpg" xlink:type="simple" xlink:show="embed" xlink:actuate="onLoad"/></draw:frame><text:span text:style-name="T4"><text:placeholder text:placeholder-type="text">&lt;/if&gt;</text:placeholder></text:span><text:placeholder text:placeholder-type="text">&lt;if test="product.packaging_id.ean if product.packaging_id else product.product_id.ean13"&gt;</text:placeholder><draw:frame draw:style-name="fr1" draw:name="Immagine10" text:anchor-type="as-char" svg:width="0.349cm" svg:height="0.349cm" draw:z-index="10"><draw:image xlink:href="Pictures/100000000000001C0000001CD0CD127B.jpg" xlink:type="simple" xlink:show="embed" xlink:actuate="onLoad"/></draw:frame><text:span text:style-name="T4"><text:placeholder text:placeholder-type="text">&lt;/if&gt;</text:placeholder></text:span></text:p>
          </table:table-cell>
          <table:table-cell table:style-name="Tabella6.I4" office:value-type="string">
            <text:p text:style-name="P13"><text:span text:style-name="T3"><text:placeholder text:placeholder-type="text">&lt;if test="(product.qty&gt;=product.product_id.mx_campaign_out)"&gt;</text:placeholder></text:span><text:span text:style-name="T3"><draw:frame draw:style-name="fr1" draw:name="Immagine6" text:anchor-type="as-char" svg:width="0.349cm" svg:height="0.349cm" draw:z-index="3"><draw:image xlink:href="Pictures/100000000000001C0000001BBB15A4D6.jpg" xlink:type="simple" xlink:show="embed" xlink:actuate="onLoad"/></draw:frame></text:span><text:span text:style-name="T3"><text:placeholder text:placeholder-type="text">&lt;/if&gt;</text:placeholder></text:span></text:p>
            <text:p text:style-name="P13"><text:span text:style-name="T3"><text:placeholder text:placeholder-type="text">&lt;if test="(product.qty&lt;product.product_id.mx_campaign_out)"&gt;</text:placeholder></text:span><text:span text:style-name="T3"><draw:frame draw:style-name="fr1" draw:name="Immagine7" text:anchor-type="as-char" svg:width="0.349cm" svg:height="0.349cm" draw:z-index="7"><draw:image xlink:href="Pictures/100000000000001C0000001CD0CD127B.jpg" xlink:type="simple" xlink:show="embed" xlink:actuate="onLoad"/></draw:frame></text:span><text:span text:style-name="T3"><text:placeholder text:placeholder-type="text">&lt;/if&gt;</text:placeholder></text:span></text:p>
          </table:table-cell>
          <table:table-cell table:style-name="Tabella6.J4" office:value-type="string">
            <text:p text:style-name="P7"><text:placeholder text:placeholder-type="text">&lt;if test="o.thumb_album_id not in product.product_id.album_ids"&gt;</text:placeholder><draw:frame draw:style-name="fr1" draw:name="Immagine4" text:anchor-type="as-char" svg:width="0.349cm" svg:height="0.349cm" draw:z-index="5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o.thumb_album_id in product.product_id.album_ids"&gt;</text:placeholder><draw:frame draw:style-name="fr1" draw:name="Immagine3" text:anchor-type="as-char" svg:width="0.349cm" svg:height="0.349cm" draw:z-index="8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K4" office:value-type="string">
            <text:p text:style-name="P8"><text:span text:style-name="T3"><text:placeholder text:placeholder-type="text">&lt;if test="o.album_id not in product.product_id.album_ids"&gt;</text:placeholder></text:span><text:span text:style-name="T3"><draw:frame draw:style-name="fr1" draw:name="Immagine5" text:anchor-type="as-char" svg:width="0.349cm" svg:height="0.349cm" draw:z-index="6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album_id in product.product_id.album_ids"&gt;</text:placeholder><draw:frame draw:style-name="fr1" draw:name="Immagine8" text:anchor-type="as-char" svg:width="0.349cm" svg:height="0.349cm" draw:z-index="9"><draw:image xlink:href="Pictures/100000000000001C0000001CD0CD127B.jpg" xlink:type="simple" xlink:show="embed" xlink:actuate="onLoad"/></draw:frame><text:placeholder text:placeholder-type="text">&lt;/if&gt;</text:placeholder></text:p>
          </table:table-cell>
        </table:table-row>
        <table:table-row table:style-name="Tabella6.3">
          <table:table-cell table:style-name="Tabella6.A5" table:number-columns-spanned="11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placeholder text:placeholder-type="text">&lt;if test="o.id != objects[-1].id"&gt;</text:placeholder></text:p>
      <text:p text:style-name="P2"/>
      <text:p text:style-name="P17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26T10:14:10.953490836</dc:date>
    <meta:editing-duration>P2DT5H39M33S</meta:editing-duration>
    <meta:editing-cycles>572</meta:editing-cycles>
    <meta:generator>LibreOffice/4.3.3.2$Linux_X86_64 LibreOffice_project/430m0$Build-2</meta:generator>
    <dc:creator>thebrush </dc:creator>
    <meta:document-statistic meta:table-count="3" meta:image-count="13" meta:object-count="0" meta:page-count="2" meta:paragraph-count="42" meta:word-count="109" meta:character-count="1465" meta:non-whitespace-character-count="1398"/>
    <meta:user-defined meta:name="Info 1"/>
    <meta:user-defined meta:name="Info 2"/>
    <meta:user-defined meta:name="Info 3"/>
    <meta:user-defined meta:name="Info 4"/>
  </office:meta>
</office:document-meta>
</file>